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left" draw:textarea-vertical-align="top" draw:auto-grow-height="false" fo:min-height="5.65cm" fo:min-width="6.1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82cm" fo:min-width="0.032cm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right="-0.5cm"/>
    </style:style>
    <style:style style:name="gr4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right="-0.5cm"/>
    </style:style>
    <style:style style:name="gr5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Fine_20_Dashed" svg:stroke-color="#b2b2b2" draw:fill="none" draw:textarea-horizontal-align="justify" draw:textarea-vertical-align="middle" draw:auto-grow-height="false" fo:min-height="0.282cm" fo:min-width="0.032cm"/>
    </style:style>
    <style:style style:name="gr8" style:family="graphic" style:parent-style-name="objectwithoutfill">
      <style:graphic-properties draw:stroke="dash" draw:stroke-dash="Fine_20_Dashed" svg:stroke-color="#b2b2b2" draw:marker-end="Arrow" draw:marker-end-width="0.2cm" draw:fill="none" draw:textarea-horizontal-align="right" draw:textarea-vertical-align="middle" fo:padding-right="-0.5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 style:text-overline-style="solid" style:text-overline-width="auto" style:text-ov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position="sub 58%" fo:font-size="12pt" style:font-size-asian="18pt" style:font-size-complex="18pt"/>
    </style:style>
    <style:style style:name="T4" style:family="text">
      <style:text-properties style:text-position="0% 100%" fo:font-size="12pt" style:font-size-asian="18pt" style:font-size-complex="18pt"/>
    </style:style>
    <style:style style:name="T5" style:family="text">
      <style:text-properties fo:font-size="12pt" style:font-size-asian="18pt" style:font-size-complex="18pt" style:text-overline-style="solid" style:text-overline-width="auto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2pt" fo:font-style="normal" fo:text-shadow="none" style:text-underline-style="none" fo:font-weight="normal" style:letter-kerning="true" style:font-name-asian="Verdana" style:font-size-asian="18pt" style:font-style-asian="normal" style:font-weight-asian="normal" style:font-name-complex="Verdan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bold" style:font-size-asian="18pt" style:font-size-complex="18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6.69cm" svg:height="5.9cm" svg:x="1.82cm" svg:y="1.38cm">
          <text:p text:style-name="P1"><text:span text:style-name="T1">1: a . 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75cm" svg:height="0.75cm" svg:x="3.54cm" svg:y="2.2cm">
          <text:p text:style-name="P1"><text:span text:style-name="T2">S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915cm" svg:y1="2.95cm" svg:x2="3.915cm" svg:y2="4.2cm" draw:start-shape="id1" draw:start-glue-point="8" draw:end-shape="id2" draw:end-glue-point="4" svg:d="M3915 2950v1250" svg:viewBox="0 0 1 1251">
          <text:p text:style-name="P1"><text:span text:style-name="T2">a</text:span></text:p>
        </draw:connector>
        <draw:custom-shape draw:style-name="gr2" draw:text-style-name="P3" draw:layer="layout" svg:width="0.75cm" svg:height="0.75cm" svg:x="3.54cm" svg:y="6.3cm">
          <text:p text:style-name="P1"><text:span text:style-name="T2">S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192cm" svg:y1="1.609cm" svg:x2="3.649cm" svg:y2="2.309cm" draw:end-shape="id1" draw:end-glue-point="5" svg:d="M3192 1609l457 700" svg:viewBox="0 0 458 701">
          <text:p/>
        </draw:connector>
        <draw:custom-shape draw:style-name="gr2" draw:text-style-name="P3" xml:id="id2" draw:id="id2" draw:layer="layout" svg:width="0.75cm" svg:height="0.75cm" svg:x="3.54cm" svg:y="4.2cm">
          <text:p text:style-name="P1"><text:span text:style-name="T2">S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889cm" svg:y1="4.95cm" svg:x2="3.915cm" svg:y2="6.3cm" svg:d="M3889 4950l26 1350" svg:viewBox="0 0 27 1351">
          <text:p text:style-name="P1"><text:span text:style-name="T2">b</text:span></text:p>
        </draw:connector>
        <draw:frame draw:style-name="gr5" draw:text-style-name="P1" draw:layer="layout" svg:width="1.999cm" svg:height="0.999cm" svg:x="6.764cm" svg:y="1.4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3" xml:id="id3" draw:id="id3" draw:layer="layout" svg:width="0.75cm" svg:height="0.75cm" svg:x="6.601cm" svg:y="2.201cm">
          <text:p text:style-name="P1"><text:span text:style-name="T4">t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76cm" svg:y1="2.951cm" svg:x2="6.976cm" svg:y2="4.201cm" draw:start-shape="id3" draw:start-glue-point="8" draw:end-shape="id4" draw:end-glue-point="4" svg:d="M6976 2951v1250" svg:viewBox="0 0 1 1251">
          <text:p text:style-name="P1"><text:span text:style-name="T5">a</text:span></text:p>
        </draw:connector>
        <draw:custom-shape draw:style-name="gr2" draw:text-style-name="P3" draw:layer="layout" svg:width="0.75cm" svg:height="0.75cm" svg:x="6.601cm" svg:y="6.301cm">
          <text:p text:style-name="P1"><text:span text:style-name="T2">t</text:span><text:span text:style-name="T3">3</text:span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346cm" svg:y1="1.609cm" svg:x2="6.71cm" svg:y2="2.31cm" draw:end-shape="id3" draw:end-glue-point="5" svg:d="M6346 1609l364 701" svg:viewBox="0 0 365 702">
          <text:p/>
        </draw:connector>
        <draw:custom-shape draw:style-name="gr2" draw:text-style-name="P3" xml:id="id4" draw:id="id4" draw:layer="layout" svg:width="0.75cm" svg:height="0.75cm" svg:x="6.601cm" svg:y="4.201cm">
          <text:p text:style-name="P1"><text:span text:style-name="T2">t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5cm" svg:y1="4.951cm" svg:x2="6.976cm" svg:y2="6.301cm" svg:d="M6950 4951l26 1350" svg:viewBox="0 0 27 1351">
          <text:p text:style-name="P1"><text:span text:style-name="T5">b</text:span></text:p>
        </draw:connector>
        <draw:g>
          <draw:line draw:style-name="gr6" draw:text-style-name="P5" draw:layer="layout" svg:x1="5.09cm" svg:y1="2.16cm" svg:x2="5.09cm" svg:y2="6.96cm">
            <text:p/>
          </draw:line>
          <draw:line draw:style-name="gr6" draw:text-style-name="P5" draw:layer="layout" svg:x1="5.29cm" svg:y1="2.16cm" svg:x2="5.29cm" svg:y2="6.96cm">
            <text:p/>
          </draw:line>
        </draw:g>
        <draw:custom-shape draw:style-name="gr1" draw:text-style-name="P2" draw:layer="layout" svg:width="6.69cm" svg:height="5.9cm" svg:x="9.42cm" svg:y="1.38cm">
          <text:p text:style-name="P1"><text:span text:style-name="T1">2: (a, </text:span><text:span text:style-name="T7">a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0.75cm" svg:height="0.75cm" svg:x="11.14cm" svg:y="2.2cm">
          <text:p text:style-name="P1"><text:span text:style-name="T2">S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1.515cm" svg:y1="2.95cm" svg:x2="11.515cm" svg:y2="4.2cm" draw:start-shape="id5" draw:start-glue-point="8" draw:end-shape="id6" draw:end-glue-point="4" svg:d="M11515 2950v1250" svg:viewBox="0 0 1 1251">
          <text:p text:style-name="P1"><text:span text:style-name="T2">a</text:span></text:p>
        </draw:connector>
        <draw:custom-shape draw:style-name="gr2" draw:text-style-name="P3" draw:layer="layout" svg:width="0.75cm" svg:height="0.75cm" svg:x="11.14cm" svg:y="6.3cm">
          <text:p text:style-name="P1"><text:span text:style-name="T2">S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792cm" svg:y1="1.609cm" svg:x2="11.249cm" svg:y2="2.309cm" draw:end-shape="id5" draw:end-glue-point="5" svg:d="M10792 1609l457 700" svg:viewBox="0 0 458 701">
          <text:p/>
        </draw:connector>
        <draw:custom-shape draw:style-name="gr2" draw:text-style-name="P3" xml:id="id6" draw:id="id6" draw:layer="layout" svg:width="0.75cm" svg:height="0.75cm" svg:x="11.14cm" svg:y="4.2cm">
          <text:p text:style-name="P1"><text:span text:style-name="T2">S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489cm" svg:y1="4.95cm" svg:x2="11.515cm" svg:y2="6.3cm" svg:d="M11489 4950l26 1350" svg:viewBox="0 0 27 1351">
          <text:p text:style-name="P1"><text:span text:style-name="T2">b</text:span></text:p>
        </draw:connector>
        <draw:frame draw:style-name="gr5" draw:text-style-name="P1" draw:layer="layout" svg:width="1.999cm" svg:height="0.999cm" svg:x="14.364cm" svg:y="1.4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3" xml:id="id7" draw:id="id7" draw:layer="layout" svg:width="0.75cm" svg:height="0.75cm" svg:x="14.201cm" svg:y="2.201cm">
          <text:p text:style-name="P1"><text:span text:style-name="T4">t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4.576cm" svg:y1="2.951cm" svg:x2="14.576cm" svg:y2="4.201cm" draw:start-shape="id7" draw:start-glue-point="8" draw:end-shape="id8" draw:end-glue-point="4" svg:d="M14576 2951v1250" svg:viewBox="0 0 1 1251">
          <text:p text:style-name="P1"><text:span text:style-name="T5">a</text:span></text:p>
        </draw:connector>
        <draw:custom-shape draw:style-name="gr2" draw:text-style-name="P3" draw:layer="layout" svg:width="0.75cm" svg:height="0.75cm" svg:x="14.201cm" svg:y="6.301cm">
          <text:p text:style-name="P1"><text:span text:style-name="T2">t</text:span><text:span text:style-name="T3">3</text:span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946cm" svg:y1="1.609cm" svg:x2="14.31cm" svg:y2="2.31cm" draw:end-shape="id7" draw:end-glue-point="5" svg:d="M13946 1609l364 701" svg:viewBox="0 0 365 702">
          <text:p/>
        </draw:connector>
        <draw:custom-shape draw:style-name="gr2" draw:text-style-name="P3" xml:id="id8" draw:id="id8" draw:layer="layout" svg:width="0.75cm" svg:height="0.75cm" svg:x="14.201cm" svg:y="4.201cm">
          <text:p text:style-name="P1"><text:span text:style-name="T2">t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55cm" svg:y1="4.951cm" svg:x2="14.576cm" svg:y2="6.301cm" svg:d="M14550 4951l26 1350" svg:viewBox="0 0 27 1351">
          <text:p text:style-name="P1"><text:span text:style-name="T5">b</text:span></text:p>
        </draw:connector>
        <draw:g>
          <draw:line draw:style-name="gr6" draw:text-style-name="P5" draw:layer="layout" svg:x1="12.69cm" svg:y1="2.16cm" svg:x2="12.69cm" svg:y2="6.96cm">
            <text:p/>
          </draw:line>
          <draw:line draw:style-name="gr6" draw:text-style-name="P5" draw:layer="layout" svg:x1="12.89cm" svg:y1="2.16cm" svg:x2="12.89cm" svg:y2="6.96cm">
            <text:p/>
          </draw:line>
        </draw:g>
        <draw:custom-shape draw:style-name="gr1" draw:text-style-name="P2" draw:layer="layout" svg:width="6.69cm" svg:height="5.9cm" svg:x="17.02cm" svg:y="1.38cm">
          <text:p text:style-name="P1"><text:span text:style-name="T1">2: (b, </text:span><text:span text:style-name="T7">b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0.75cm" svg:height="0.75cm" svg:x="18.74cm" svg:y="2.2cm">
          <text:p text:style-name="P1"><text:span text:style-name="T2">S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9.115cm" svg:y1="2.95cm" svg:x2="19.115cm" svg:y2="4.2cm" draw:start-shape="id9" draw:start-glue-point="8" draw:end-shape="id10" draw:end-glue-point="4" svg:d="M19115 2950v1250" svg:viewBox="0 0 1 1251">
          <text:p text:style-name="P1"><text:span text:style-name="T2">a</text:span></text:p>
        </draw:connector>
        <draw:custom-shape draw:style-name="gr2" draw:text-style-name="P3" draw:layer="layout" svg:width="0.75cm" svg:height="0.75cm" svg:x="18.74cm" svg:y="6.3cm">
          <text:p text:style-name="P1"><text:span text:style-name="T2">S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8.392cm" svg:y1="1.609cm" svg:x2="18.849cm" svg:y2="2.309cm" draw:end-shape="id9" draw:end-glue-point="5" svg:d="M18392 1609l457 700" svg:viewBox="0 0 458 701">
          <text:p/>
        </draw:connector>
        <draw:custom-shape draw:style-name="gr7" draw:text-style-name="P3" xml:id="id10" draw:id="id10" draw:layer="layout" svg:width="0.75cm" svg:height="0.75cm" svg:x="18.74cm" svg:y="4.2cm">
          <text:p text:style-name="P1"><text:span text:style-name="T2">S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9.089cm" svg:y1="4.95cm" svg:x2="19.115cm" svg:y2="6.3cm" svg:d="M19089 4950l26 1350" svg:viewBox="0 0 27 1351">
          <text:p text:style-name="P1"><text:span text:style-name="T2">b</text:span></text:p>
        </draw:connector>
        <draw:frame draw:style-name="gr5" draw:text-style-name="P1" draw:layer="layout" svg:width="1.999cm" svg:height="0.999cm" svg:x="21.964cm" svg:y="1.4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7" draw:text-style-name="P3" xml:id="id11" draw:id="id11" draw:layer="layout" svg:width="0.75cm" svg:height="0.75cm" svg:x="21.801cm" svg:y="2.201cm">
          <text:p text:style-name="P1"><text:span text:style-name="T4">t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2.176cm" svg:y1="2.951cm" svg:x2="22.176cm" svg:y2="4.201cm" draw:start-shape="id11" draw:start-glue-point="8" draw:end-shape="id12" draw:end-glue-point="4" svg:d="M22176 2951v1250" svg:viewBox="0 0 1 1251">
          <text:p text:style-name="P1"><text:span text:style-name="T5">a</text:span></text:p>
        </draw:connector>
        <draw:custom-shape draw:style-name="gr2" draw:text-style-name="P3" draw:layer="layout" svg:width="0.75cm" svg:height="0.75cm" svg:x="21.801cm" svg:y="6.301cm">
          <text:p text:style-name="P1"><text:span text:style-name="T2">t</text:span><text:span text:style-name="T3">3</text:span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1.546cm" svg:y1="1.609cm" svg:x2="21.91cm" svg:y2="2.31cm" draw:end-shape="id11" draw:end-glue-point="5" svg:d="M21546 1609l364 701" svg:viewBox="0 0 365 702">
          <text:p/>
        </draw:connector>
        <draw:custom-shape draw:style-name="gr7" draw:text-style-name="P3" xml:id="id12" draw:id="id12" draw:layer="layout" svg:width="0.75cm" svg:height="0.75cm" svg:x="21.801cm" svg:y="4.201cm">
          <text:p text:style-name="P1"><text:span text:style-name="T2">t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2.15cm" svg:y1="4.951cm" svg:x2="22.176cm" svg:y2="6.301cm" svg:d="M22150 4951l26 1350" svg:viewBox="0 0 27 1351">
          <text:p text:style-name="P1"><text:span text:style-name="T5">b</text:span></text:p>
        </draw:connector>
        <draw:g>
          <draw:line draw:style-name="gr6" draw:text-style-name="P5" draw:layer="layout" svg:x1="20.29cm" svg:y1="2.16cm" svg:x2="20.29cm" svg:y2="6.96cm">
            <text:p/>
          </draw:line>
          <draw:line draw:style-name="gr6" draw:text-style-name="P5" draw:layer="layout" svg:x1="20.49cm" svg:y1="2.16cm" svg:x2="20.49cm" svg:y2="6.96cm">
            <text:p/>
          </draw:line>
        </draw:g>
        <draw:line draw:style-name="gr9" draw:text-style-name="P5" draw:layer="layout" svg:x1="13.16cm" svg:y1="1.17cm" svg:x2="13.44cm" svg:y2="1.17cm">
          <text:p/>
        </draw:line>
        <draw:line draw:style-name="gr9" draw:text-style-name="P5" draw:layer="layout" svg:x1="14.81cm" svg:y1="3.37cm" svg:x2="15.09cm" svg:y2="3.37cm">
          <text:p/>
        </draw:line>
        <draw:line draw:style-name="gr9" draw:text-style-name="P5" draw:layer="layout" svg:x1="14.845cm" svg:y1="5.429cm" svg:x2="15.055cm" svg:y2="5.429cm">
          <text:p/>
        </draw:line>
        <draw:line draw:style-name="gr9" draw:text-style-name="P5" draw:layer="layout" svg:x1="10.78cm" svg:y1="1.53cm" svg:x2="11.06cm" svg:y2="1.53cm">
          <text:p/>
        </draw:line>
        <draw:line draw:style-name="gr9" draw:text-style-name="P5" draw:layer="layout" svg:x1="18.41cm" svg:y1="1.53cm" svg:x2="18.69cm" svg:y2="1.53cm">
          <text:p/>
        </draw:line>
        <draw:line draw:style-name="gr9" draw:text-style-name="P5" draw:layer="layout" svg:x1="22.4cm" svg:y1="3.35cm" svg:x2="22.68cm" svg:y2="3.35cm">
          <text:p/>
        </draw:line>
        <draw:line draw:style-name="gr9" draw:text-style-name="P5" draw:layer="layout" svg:x1="7.24cm" svg:y1="3.38cm" svg:x2="7.52cm" svg:y2="3.38cm">
          <text:p/>
        </draw:line>
        <draw:line draw:style-name="gr9" draw:text-style-name="P5" draw:layer="layout" svg:x1="7.25cm" svg:y1="5.42cm" svg:x2="7.53cm" svg:y2="5.42cm">
          <text:p/>
        </draw:line>
        <draw:line draw:style-name="gr9" draw:text-style-name="P5" draw:layer="layout" svg:x1="22.42cm" svg:y1="5.42cm" svg:x2="22.7cm" svg:y2="5.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1-29T15:50:10.250000000</dc:date>
    <dc:creator>luciano de falco alfano</dc:creator>
    <meta:editing-duration>PT1H41M17S</meta:editing-duration>
    <meta:editing-cycles>10</meta:editing-cycles>
    <meta:generator>LibreOffice/6.1.3.2$Windows_X86_64 LibreOffice_project/86daf60bf00efa86ad547e59e09d6bb77c699acb</meta:generator>
    <meta:document-statistic meta:object-count="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